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88cm solid #ff0000"/>
      <style:text-properties fo:color="#ff0000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Tirada1</text:p>
          </table:table-cell>
          <table:table-cell table:style-name="ce1" office:value-type="string">
            <text:p>Tirada2</text:p>
          </table:table-cell>
          <table:table-cell table:style-name="ce1" office:value-type="string">
            <text:p>Tirada3</text:p>
          </table:table-cell>
          <table:table-cell table:style-name="ce1" office:value-type="string">
            <text:p>Tirada4</text:p>
          </table:table-cell>
          <table:table-cell table:style-name="ce1" office:value-type="string">
            <text:p>¿Hay 6?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2]=6;[.B2]=6;[.C2]=6;[.D2]=6);1;0)" office:value-type="float" office:value="0">
            <text:p>0</text:p>
          </table:table-cell>
          <table:table-cell table:number-columns-repeated="2"/>
          <table:table-cell table:style-name="ce1" office:value-type="string">
            <text:p>Valor</text:p>
          </table:table-cell>
          <table:table-cell table:style-name="ce1" office:value-type="string">
            <text:p>Frecuencia</text:p>
          </table:table-cell>
          <table:table-cell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3]=6;[.B3]=6;[.C3]=6;[.D3]=6);1;0)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matrix-columns-spanned="1" table:number-matrix-rows-spanned="2" table:formula="of:=FREQUENCY([.E2:.E1001];[.H3:.H4])" office:value-type="float" office:value="479">
            <text:p>479</text:p>
          </table:table-cell>
          <table:table-cell table:formula="of:=[.I3]/1000" office:value-type="float" office:value="0.479">
            <text:p>0,479</text:p>
          </table:table-cell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4]=6;[.B4]=6;[.C4]=6;[.D4]=6);1;0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style-name="ce2" table:formula="of:=[.I4]/1000" office:value-type="float" office:value="0.521">
            <text:p>0,521</text:p>
          </table:table-cell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5]=6;[.B5]=6;[.C5]=6;[.D5]=6);1;0)" office:value-type="float" office:value="0">
            <text:p>0</text:p>
          </table:table-cell>
          <table:table-cell table:number-columns-repeated="3"/>
          <table:table-cell table:formula="of:=SUM([.I3:.I4])" office:value-type="float" office:value="1000">
            <text:p>1000</text:p>
          </table:table-cell>
          <table:table-cell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6]=6;[.B6]=6;[.C6]=6;[.D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]=6;[.B7]=6;[.C7]=6;[.D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8]=6;[.B8]=6;[.C8]=6;[.D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9]=6;[.B9]=6;[.C9]=6;[.D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10]=6;[.B10]=6;[.C10]=6;[.D1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11]=6;[.B11]=6;[.C11]=6;[.D1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12]=6;[.B12]=6;[.C12]=6;[.D1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3]=6;[.B13]=6;[.C13]=6;[.D1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14]=6;[.B14]=6;[.C14]=6;[.D1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5]=6;[.B15]=6;[.C15]=6;[.D1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16]=6;[.B16]=6;[.C16]=6;[.D1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17]=6;[.B17]=6;[.C17]=6;[.D1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8]=6;[.B18]=6;[.C18]=6;[.D1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19]=6;[.B19]=6;[.C19]=6;[.D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20]=6;[.B20]=6;[.C20]=6;[.D2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1]=6;[.B21]=6;[.C21]=6;[.D2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2]=6;[.B22]=6;[.C22]=6;[.D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23]=6;[.B23]=6;[.C23]=6;[.D2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4]=6;[.B24]=6;[.C24]=6;[.D2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25]=6;[.B25]=6;[.C25]=6;[.D2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6]=6;[.B26]=6;[.C26]=6;[.D2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27]=6;[.B27]=6;[.C27]=6;[.D2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8]=6;[.B28]=6;[.C28]=6;[.D2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29]=6;[.B29]=6;[.C29]=6;[.D2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30]=6;[.B30]=6;[.C30]=6;[.D3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31]=6;[.B31]=6;[.C31]=6;[.D3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2]=6;[.B32]=6;[.C32]=6;[.D3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33]=6;[.B33]=6;[.C33]=6;[.D3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4]=6;[.B34]=6;[.C34]=6;[.D3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5]=6;[.B35]=6;[.C35]=6;[.D3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6]=6;[.B36]=6;[.C36]=6;[.D3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37]=6;[.B37]=6;[.C37]=6;[.D3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38]=6;[.B38]=6;[.C38]=6;[.D3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9]=6;[.B39]=6;[.C39]=6;[.D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40]=6;[.B40]=6;[.C40]=6;[.D4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41]=6;[.B41]=6;[.C41]=6;[.D4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2]=6;[.B42]=6;[.C42]=6;[.D4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3]=6;[.B43]=6;[.C43]=6;[.D4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4]=6;[.B44]=6;[.C44]=6;[.D4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5]=6;[.B45]=6;[.C45]=6;[.D4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46]=6;[.B46]=6;[.C46]=6;[.D4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47]=6;[.B47]=6;[.C47]=6;[.D4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48]=6;[.B48]=6;[.C48]=6;[.D4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9]=6;[.B49]=6;[.C49]=6;[.D4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0]=6;[.B50]=6;[.C50]=6;[.D5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1]=6;[.B51]=6;[.C51]=6;[.D5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52]=6;[.B52]=6;[.C52]=6;[.D5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53]=6;[.B53]=6;[.C53]=6;[.D5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54]=6;[.B54]=6;[.C54]=6;[.D5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5]=6;[.B55]=6;[.C55]=6;[.D5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56]=6;[.B56]=6;[.C56]=6;[.D5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7]=6;[.B57]=6;[.C57]=6;[.D5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58]=6;[.B58]=6;[.C58]=6;[.D5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59]=6;[.B59]=6;[.C59]=6;[.D5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60]=6;[.B60]=6;[.C60]=6;[.D6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61]=6;[.B61]=6;[.C61]=6;[.D6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2]=6;[.B62]=6;[.C62]=6;[.D6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63]=6;[.B63]=6;[.C63]=6;[.D6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4]=6;[.B64]=6;[.C64]=6;[.D6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65]=6;[.B65]=6;[.C65]=6;[.D6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6]=6;[.B66]=6;[.C66]=6;[.D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7]=6;[.B67]=6;[.C67]=6;[.D6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68]=6;[.B68]=6;[.C68]=6;[.D6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69]=6;[.B69]=6;[.C69]=6;[.D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70]=6;[.B70]=6;[.C70]=6;[.D7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1]=6;[.B71]=6;[.C71]=6;[.D7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72]=6;[.B72]=6;[.C72]=6;[.D7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73]=6;[.B73]=6;[.C73]=6;[.D7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74]=6;[.B74]=6;[.C74]=6;[.D7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75]=6;[.B75]=6;[.C75]=6;[.D7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6]=6;[.B76]=6;[.C76]=6;[.D7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77]=6;[.B77]=6;[.C77]=6;[.D7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78]=6;[.B78]=6;[.C78]=6;[.D7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79]=6;[.B79]=6;[.C79]=6;[.D7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0]=6;[.B80]=6;[.C80]=6;[.D8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81]=6;[.B81]=6;[.C81]=6;[.D8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2]=6;[.B82]=6;[.C82]=6;[.D8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83]=6;[.B83]=6;[.C83]=6;[.D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84]=6;[.B84]=6;[.C84]=6;[.D8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5]=6;[.B85]=6;[.C85]=6;[.D8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86]=6;[.B86]=6;[.C86]=6;[.D8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7]=6;[.B87]=6;[.C87]=6;[.D8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88]=6;[.B88]=6;[.C88]=6;[.D8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89]=6;[.B89]=6;[.C89]=6;[.D8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90]=6;[.B90]=6;[.C90]=6;[.D9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91]=6;[.B91]=6;[.C91]=6;[.D9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92]=6;[.B92]=6;[.C92]=6;[.D9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93]=6;[.B93]=6;[.C93]=6;[.D9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94]=6;[.B94]=6;[.C94]=6;[.D9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5]=6;[.B95]=6;[.C95]=6;[.D9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6]=6;[.B96]=6;[.C96]=6;[.D9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97]=6;[.B97]=6;[.C97]=6;[.D9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98]=6;[.B98]=6;[.C98]=6;[.D9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99]=6;[.B99]=6;[.C99]=6;[.D9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100]=6;[.B100]=6;[.C100]=6;[.D10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01]=6;[.B101]=6;[.C101]=6;[.D10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102]=6;[.B102]=6;[.C102]=6;[.D10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103]=6;[.B103]=6;[.C103]=6;[.D10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104]=6;[.B104]=6;[.C104]=6;[.D10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105]=6;[.B105]=6;[.C105]=6;[.D10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06]=6;[.B106]=6;[.C106]=6;[.D10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07]=6;[.B107]=6;[.C107]=6;[.D10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108]=6;[.B108]=6;[.C108]=6;[.D10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09]=6;[.B109]=6;[.C109]=6;[.D10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110]=6;[.B110]=6;[.C110]=6;[.D11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11]=6;[.B111]=6;[.C111]=6;[.D11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12]=6;[.B112]=6;[.C112]=6;[.D11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13]=6;[.B113]=6;[.C113]=6;[.D11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14]=6;[.B114]=6;[.C114]=6;[.D11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115]=6;[.B115]=6;[.C115]=6;[.D11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16]=6;[.B116]=6;[.C116]=6;[.D11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117]=6;[.B117]=6;[.C117]=6;[.D11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118]=6;[.B118]=6;[.C118]=6;[.D11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19]=6;[.B119]=6;[.C119]=6;[.D1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20]=6;[.B120]=6;[.C120]=6;[.D12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121]=6;[.B121]=6;[.C121]=6;[.D1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122]=6;[.B122]=6;[.C122]=6;[.D1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23]=6;[.B123]=6;[.C123]=6;[.D12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124]=6;[.B124]=6;[.C124]=6;[.D12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25]=6;[.B125]=6;[.C125]=6;[.D12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126]=6;[.B126]=6;[.C126]=6;[.D12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27]=6;[.B127]=6;[.C127]=6;[.D12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128]=6;[.B128]=6;[.C128]=6;[.D1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29]=6;[.B129]=6;[.C129]=6;[.D12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130]=6;[.B130]=6;[.C130]=6;[.D13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31]=6;[.B131]=6;[.C131]=6;[.D13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132]=6;[.B132]=6;[.C132]=6;[.D13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133]=6;[.B133]=6;[.C133]=6;[.D13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34]=6;[.B134]=6;[.C134]=6;[.D13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135]=6;[.B135]=6;[.C135]=6;[.D13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136]=6;[.B136]=6;[.C136]=6;[.D13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137]=6;[.B137]=6;[.C137]=6;[.D13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38]=6;[.B138]=6;[.C138]=6;[.D13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139]=6;[.B139]=6;[.C139]=6;[.D1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140]=6;[.B140]=6;[.C140]=6;[.D14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41]=6;[.B141]=6;[.C141]=6;[.D1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142]=6;[.B142]=6;[.C142]=6;[.D14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43]=6;[.B143]=6;[.C143]=6;[.D14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144]=6;[.B144]=6;[.C144]=6;[.D14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45]=6;[.B145]=6;[.C145]=6;[.D14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146]=6;[.B146]=6;[.C146]=6;[.D14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147]=6;[.B147]=6;[.C147]=6;[.D14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148]=6;[.B148]=6;[.C148]=6;[.D14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49]=6;[.B149]=6;[.C149]=6;[.D14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150]=6;[.B150]=6;[.C150]=6;[.D15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151]=6;[.B151]=6;[.C151]=6;[.D15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52]=6;[.B152]=6;[.C152]=6;[.D15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153]=6;[.B153]=6;[.C153]=6;[.D15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154]=6;[.B154]=6;[.C154]=6;[.D15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155]=6;[.B155]=6;[.C155]=6;[.D15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156]=6;[.B156]=6;[.C156]=6;[.D15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157]=6;[.B157]=6;[.C157]=6;[.D15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158]=6;[.B158]=6;[.C158]=6;[.D15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159]=6;[.B159]=6;[.C159]=6;[.D15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160]=6;[.B160]=6;[.C160]=6;[.D16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161]=6;[.B161]=6;[.C161]=6;[.D16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62]=6;[.B162]=6;[.C162]=6;[.D16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63]=6;[.B163]=6;[.C163]=6;[.D16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64]=6;[.B164]=6;[.C164]=6;[.D16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165]=6;[.B165]=6;[.C165]=6;[.D16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166]=6;[.B166]=6;[.C166]=6;[.D1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167]=6;[.B167]=6;[.C167]=6;[.D16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168]=6;[.B168]=6;[.C168]=6;[.D16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169]=6;[.B169]=6;[.C169]=6;[.D1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170]=6;[.B170]=6;[.C170]=6;[.D17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171]=6;[.B171]=6;[.C171]=6;[.D1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72]=6;[.B172]=6;[.C172]=6;[.D17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173]=6;[.B173]=6;[.C173]=6;[.D17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74]=6;[.B174]=6;[.C174]=6;[.D17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175]=6;[.B175]=6;[.C175]=6;[.D17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76]=6;[.B176]=6;[.C176]=6;[.D17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177]=6;[.B177]=6;[.C177]=6;[.D17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178]=6;[.B178]=6;[.C178]=6;[.D17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179]=6;[.B179]=6;[.C179]=6;[.D17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180]=6;[.B180]=6;[.C180]=6;[.D18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181]=6;[.B181]=6;[.C181]=6;[.D18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182]=6;[.B182]=6;[.C182]=6;[.D18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183]=6;[.B183]=6;[.C183]=6;[.D1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184]=6;[.B184]=6;[.C184]=6;[.D18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185]=6;[.B185]=6;[.C185]=6;[.D18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186]=6;[.B186]=6;[.C186]=6;[.D18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187]=6;[.B187]=6;[.C187]=6;[.D18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188]=6;[.B188]=6;[.C188]=6;[.D18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189]=6;[.B189]=6;[.C189]=6;[.D18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90]=6;[.B190]=6;[.C190]=6;[.D19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191]=6;[.B191]=6;[.C191]=6;[.D19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192]=6;[.B192]=6;[.C192]=6;[.D19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193]=6;[.B193]=6;[.C193]=6;[.D19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194]=6;[.B194]=6;[.C194]=6;[.D19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195]=6;[.B195]=6;[.C195]=6;[.D19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196]=6;[.B196]=6;[.C196]=6;[.D19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197]=6;[.B197]=6;[.C197]=6;[.D19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198]=6;[.B198]=6;[.C198]=6;[.D19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199]=6;[.B199]=6;[.C199]=6;[.D19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00]=6;[.B200]=6;[.C200]=6;[.D20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201]=6;[.B201]=6;[.C201]=6;[.D20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202]=6;[.B202]=6;[.C202]=6;[.D20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203]=6;[.B203]=6;[.C203]=6;[.D20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04]=6;[.B204]=6;[.C204]=6;[.D20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205]=6;[.B205]=6;[.C205]=6;[.D20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06]=6;[.B206]=6;[.C206]=6;[.D20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207]=6;[.B207]=6;[.C207]=6;[.D20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208]=6;[.B208]=6;[.C208]=6;[.D20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209]=6;[.B209]=6;[.C209]=6;[.D20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210]=6;[.B210]=6;[.C210]=6;[.D21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211]=6;[.B211]=6;[.C211]=6;[.D21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12]=6;[.B212]=6;[.C212]=6;[.D21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213]=6;[.B213]=6;[.C213]=6;[.D21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214]=6;[.B214]=6;[.C214]=6;[.D21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15]=6;[.B215]=6;[.C215]=6;[.D21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216]=6;[.B216]=6;[.C216]=6;[.D21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217]=6;[.B217]=6;[.C217]=6;[.D21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18]=6;[.B218]=6;[.C218]=6;[.D21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219]=6;[.B219]=6;[.C219]=6;[.D2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20]=6;[.B220]=6;[.C220]=6;[.D22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221]=6;[.B221]=6;[.C221]=6;[.D2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222]=6;[.B222]=6;[.C222]=6;[.D22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23]=6;[.B223]=6;[.C223]=6;[.D22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24]=6;[.B224]=6;[.C224]=6;[.D22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225]=6;[.B225]=6;[.C225]=6;[.D22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26]=6;[.B226]=6;[.C226]=6;[.D22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27]=6;[.B227]=6;[.C227]=6;[.D22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28]=6;[.B228]=6;[.C228]=6;[.D2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229]=6;[.B229]=6;[.C229]=6;[.D22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30]=6;[.B230]=6;[.C230]=6;[.D23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31]=6;[.B231]=6;[.C231]=6;[.D23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232]=6;[.B232]=6;[.C232]=6;[.D23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233]=6;[.B233]=6;[.C233]=6;[.D23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234]=6;[.B234]=6;[.C234]=6;[.D23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35]=6;[.B235]=6;[.C235]=6;[.D23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36]=6;[.B236]=6;[.C236]=6;[.D23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37]=6;[.B237]=6;[.C237]=6;[.D23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238]=6;[.B238]=6;[.C238]=6;[.D23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39]=6;[.B239]=6;[.C239]=6;[.D2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40]=6;[.B240]=6;[.C240]=6;[.D24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241]=6;[.B241]=6;[.C241]=6;[.D2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42]=6;[.B242]=6;[.C242]=6;[.D24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43]=6;[.B243]=6;[.C243]=6;[.D24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244]=6;[.B244]=6;[.C244]=6;[.D24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245]=6;[.B245]=6;[.C245]=6;[.D24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246]=6;[.B246]=6;[.C246]=6;[.D24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247]=6;[.B247]=6;[.C247]=6;[.D24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48]=6;[.B248]=6;[.C248]=6;[.D24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249]=6;[.B249]=6;[.C249]=6;[.D24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250]=6;[.B250]=6;[.C250]=6;[.D25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251]=6;[.B251]=6;[.C251]=6;[.D25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252]=6;[.B252]=6;[.C252]=6;[.D25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253]=6;[.B253]=6;[.C253]=6;[.D25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54]=6;[.B254]=6;[.C254]=6;[.D25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255]=6;[.B255]=6;[.C255]=6;[.D25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56]=6;[.B256]=6;[.C256]=6;[.D25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257]=6;[.B257]=6;[.C257]=6;[.D25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258]=6;[.B258]=6;[.C258]=6;[.D25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59]=6;[.B259]=6;[.C259]=6;[.D2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60]=6;[.B260]=6;[.C260]=6;[.D26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61]=6;[.B261]=6;[.C261]=6;[.D26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62]=6;[.B262]=6;[.C262]=6;[.D26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263]=6;[.B263]=6;[.C263]=6;[.D26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264]=6;[.B264]=6;[.C264]=6;[.D26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265]=6;[.B265]=6;[.C265]=6;[.D26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66]=6;[.B266]=6;[.C266]=6;[.D2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67]=6;[.B267]=6;[.C267]=6;[.D26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268]=6;[.B268]=6;[.C268]=6;[.D26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69]=6;[.B269]=6;[.C269]=6;[.D2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270]=6;[.B270]=6;[.C270]=6;[.D27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271]=6;[.B271]=6;[.C271]=6;[.D2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272]=6;[.B272]=6;[.C272]=6;[.D27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273]=6;[.B273]=6;[.C273]=6;[.D27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274]=6;[.B274]=6;[.C274]=6;[.D27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275]=6;[.B275]=6;[.C275]=6;[.D27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276]=6;[.B276]=6;[.C276]=6;[.D27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77]=6;[.B277]=6;[.C277]=6;[.D27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278]=6;[.B278]=6;[.C278]=6;[.D27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279]=6;[.B279]=6;[.C279]=6;[.D27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80]=6;[.B280]=6;[.C280]=6;[.D28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81]=6;[.B281]=6;[.C281]=6;[.D28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282]=6;[.B282]=6;[.C282]=6;[.D28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283]=6;[.B283]=6;[.C283]=6;[.D2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84]=6;[.B284]=6;[.C284]=6;[.D28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285]=6;[.B285]=6;[.C285]=6;[.D28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286]=6;[.B286]=6;[.C286]=6;[.D28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287]=6;[.B287]=6;[.C287]=6;[.D28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288]=6;[.B288]=6;[.C288]=6;[.D28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289]=6;[.B289]=6;[.C289]=6;[.D28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290]=6;[.B290]=6;[.C290]=6;[.D29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291]=6;[.B291]=6;[.C291]=6;[.D29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292]=6;[.B292]=6;[.C292]=6;[.D29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293]=6;[.B293]=6;[.C293]=6;[.D29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294]=6;[.B294]=6;[.C294]=6;[.D29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295]=6;[.B295]=6;[.C295]=6;[.D29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296]=6;[.B296]=6;[.C296]=6;[.D29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297]=6;[.B297]=6;[.C297]=6;[.D29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298]=6;[.B298]=6;[.C298]=6;[.D29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299]=6;[.B299]=6;[.C299]=6;[.D29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00]=6;[.B300]=6;[.C300]=6;[.D30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01]=6;[.B301]=6;[.C301]=6;[.D30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302]=6;[.B302]=6;[.C302]=6;[.D30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03]=6;[.B303]=6;[.C303]=6;[.D30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304]=6;[.B304]=6;[.C304]=6;[.D30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305]=6;[.B305]=6;[.C305]=6;[.D30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306]=6;[.B306]=6;[.C306]=6;[.D30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07]=6;[.B307]=6;[.C307]=6;[.D30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308]=6;[.B308]=6;[.C308]=6;[.D30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09]=6;[.B309]=6;[.C309]=6;[.D30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310]=6;[.B310]=6;[.C310]=6;[.D31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311]=6;[.B311]=6;[.C311]=6;[.D31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12]=6;[.B312]=6;[.C312]=6;[.D31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313]=6;[.B313]=6;[.C313]=6;[.D31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314]=6;[.B314]=6;[.C314]=6;[.D31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315]=6;[.B315]=6;[.C315]=6;[.D31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316]=6;[.B316]=6;[.C316]=6;[.D31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17]=6;[.B317]=6;[.C317]=6;[.D31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318]=6;[.B318]=6;[.C318]=6;[.D31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319]=6;[.B319]=6;[.C319]=6;[.D3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20]=6;[.B320]=6;[.C320]=6;[.D32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21]=6;[.B321]=6;[.C321]=6;[.D32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322]=6;[.B322]=6;[.C322]=6;[.D3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23]=6;[.B323]=6;[.C323]=6;[.D32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324]=6;[.B324]=6;[.C324]=6;[.D32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325]=6;[.B325]=6;[.C325]=6;[.D32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326]=6;[.B326]=6;[.C326]=6;[.D32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327]=6;[.B327]=6;[.C327]=6;[.D32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328]=6;[.B328]=6;[.C328]=6;[.D3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329]=6;[.B329]=6;[.C329]=6;[.D32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330]=6;[.B330]=6;[.C330]=6;[.D33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331]=6;[.B331]=6;[.C331]=6;[.D33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332]=6;[.B332]=6;[.C332]=6;[.D33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33]=6;[.B333]=6;[.C333]=6;[.D33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334]=6;[.B334]=6;[.C334]=6;[.D33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335]=6;[.B335]=6;[.C335]=6;[.D33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336]=6;[.B336]=6;[.C336]=6;[.D33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337]=6;[.B337]=6;[.C337]=6;[.D33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338]=6;[.B338]=6;[.C338]=6;[.D33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339]=6;[.B339]=6;[.C339]=6;[.D3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340]=6;[.B340]=6;[.C340]=6;[.D34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341]=6;[.B341]=6;[.C341]=6;[.D3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342]=6;[.B342]=6;[.C342]=6;[.D34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43]=6;[.B343]=6;[.C343]=6;[.D34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344]=6;[.B344]=6;[.C344]=6;[.D34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345]=6;[.B345]=6;[.C345]=6;[.D34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46]=6;[.B346]=6;[.C346]=6;[.D34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347]=6;[.B347]=6;[.C347]=6;[.D34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348]=6;[.B348]=6;[.C348]=6;[.D34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49]=6;[.B349]=6;[.C349]=6;[.D34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350]=6;[.B350]=6;[.C350]=6;[.D35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351]=6;[.B351]=6;[.C351]=6;[.D35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352]=6;[.B352]=6;[.C352]=6;[.D35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53]=6;[.B353]=6;[.C353]=6;[.D35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354]=6;[.B354]=6;[.C354]=6;[.D35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355]=6;[.B355]=6;[.C355]=6;[.D35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56]=6;[.B356]=6;[.C356]=6;[.D35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357]=6;[.B357]=6;[.C357]=6;[.D35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358]=6;[.B358]=6;[.C358]=6;[.D35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359]=6;[.B359]=6;[.C359]=6;[.D3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60]=6;[.B360]=6;[.C360]=6;[.D36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61]=6;[.B361]=6;[.C361]=6;[.D36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362]=6;[.B362]=6;[.C362]=6;[.D36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363]=6;[.B363]=6;[.C363]=6;[.D36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364]=6;[.B364]=6;[.C364]=6;[.D36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365]=6;[.B365]=6;[.C365]=6;[.D36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366]=6;[.B366]=6;[.C366]=6;[.D36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367]=6;[.B367]=6;[.C367]=6;[.D36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368]=6;[.B368]=6;[.C368]=6;[.D36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369]=6;[.B369]=6;[.C369]=6;[.D3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370]=6;[.B370]=6;[.C370]=6;[.D37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371]=6;[.B371]=6;[.C371]=6;[.D3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72]=6;[.B372]=6;[.C372]=6;[.D37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73]=6;[.B373]=6;[.C373]=6;[.D37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374]=6;[.B374]=6;[.C374]=6;[.D37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75]=6;[.B375]=6;[.C375]=6;[.D37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376]=6;[.B376]=6;[.C376]=6;[.D37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377]=6;[.B377]=6;[.C377]=6;[.D37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378]=6;[.B378]=6;[.C378]=6;[.D37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379]=6;[.B379]=6;[.C379]=6;[.D37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380]=6;[.B380]=6;[.C380]=6;[.D38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381]=6;[.B381]=6;[.C381]=6;[.D38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382]=6;[.B382]=6;[.C382]=6;[.D38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383]=6;[.B383]=6;[.C383]=6;[.D38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384]=6;[.B384]=6;[.C384]=6;[.D38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385]=6;[.B385]=6;[.C385]=6;[.D38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386]=6;[.B386]=6;[.C386]=6;[.D38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387]=6;[.B387]=6;[.C387]=6;[.D38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388]=6;[.B388]=6;[.C388]=6;[.D38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389]=6;[.B389]=6;[.C389]=6;[.D38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390]=6;[.B390]=6;[.C390]=6;[.D39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391]=6;[.B391]=6;[.C391]=6;[.D39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392]=6;[.B392]=6;[.C392]=6;[.D39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393]=6;[.B393]=6;[.C393]=6;[.D39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394]=6;[.B394]=6;[.C394]=6;[.D39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395]=6;[.B395]=6;[.C395]=6;[.D39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396]=6;[.B396]=6;[.C396]=6;[.D39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397]=6;[.B397]=6;[.C397]=6;[.D39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398]=6;[.B398]=6;[.C398]=6;[.D39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399]=6;[.B399]=6;[.C399]=6;[.D39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400]=6;[.B400]=6;[.C400]=6;[.D40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401]=6;[.B401]=6;[.C401]=6;[.D40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402]=6;[.B402]=6;[.C402]=6;[.D40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03]=6;[.B403]=6;[.C403]=6;[.D40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404]=6;[.B404]=6;[.C404]=6;[.D40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05]=6;[.B405]=6;[.C405]=6;[.D40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06]=6;[.B406]=6;[.C406]=6;[.D40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07]=6;[.B407]=6;[.C407]=6;[.D40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08]=6;[.B408]=6;[.C408]=6;[.D40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409]=6;[.B409]=6;[.C409]=6;[.D40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410]=6;[.B410]=6;[.C410]=6;[.D41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411]=6;[.B411]=6;[.C411]=6;[.D41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412]=6;[.B412]=6;[.C412]=6;[.D41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413]=6;[.B413]=6;[.C413]=6;[.D41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14]=6;[.B414]=6;[.C414]=6;[.D41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15]=6;[.B415]=6;[.C415]=6;[.D41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16]=6;[.B416]=6;[.C416]=6;[.D41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17]=6;[.B417]=6;[.C417]=6;[.D41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418]=6;[.B418]=6;[.C418]=6;[.D41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419]=6;[.B419]=6;[.C419]=6;[.D4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420]=6;[.B420]=6;[.C420]=6;[.D42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421]=6;[.B421]=6;[.C421]=6;[.D4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422]=6;[.B422]=6;[.C422]=6;[.D42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23]=6;[.B423]=6;[.C423]=6;[.D42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24]=6;[.B424]=6;[.C424]=6;[.D42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425]=6;[.B425]=6;[.C425]=6;[.D42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26]=6;[.B426]=6;[.C426]=6;[.D42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427]=6;[.B427]=6;[.C427]=6;[.D42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428]=6;[.B428]=6;[.C428]=6;[.D4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29]=6;[.B429]=6;[.C429]=6;[.D42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430]=6;[.B430]=6;[.C430]=6;[.D43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31]=6;[.B431]=6;[.C431]=6;[.D43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32]=6;[.B432]=6;[.C432]=6;[.D43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433]=6;[.B433]=6;[.C433]=6;[.D43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434]=6;[.B434]=6;[.C434]=6;[.D43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435]=6;[.B435]=6;[.C435]=6;[.D43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36]=6;[.B436]=6;[.C436]=6;[.D43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437]=6;[.B437]=6;[.C437]=6;[.D43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438]=6;[.B438]=6;[.C438]=6;[.D43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439]=6;[.B439]=6;[.C439]=6;[.D43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40]=6;[.B440]=6;[.C440]=6;[.D44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41]=6;[.B441]=6;[.C441]=6;[.D4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442]=6;[.B442]=6;[.C442]=6;[.D44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443]=6;[.B443]=6;[.C443]=6;[.D44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44]=6;[.B444]=6;[.C444]=6;[.D44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45]=6;[.B445]=6;[.C445]=6;[.D44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446]=6;[.B446]=6;[.C446]=6;[.D44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447]=6;[.B447]=6;[.C447]=6;[.D44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448]=6;[.B448]=6;[.C448]=6;[.D44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449]=6;[.B449]=6;[.C449]=6;[.D44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50]=6;[.B450]=6;[.C450]=6;[.D45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51]=6;[.B451]=6;[.C451]=6;[.D45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452]=6;[.B452]=6;[.C452]=6;[.D45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53]=6;[.B453]=6;[.C453]=6;[.D45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54]=6;[.B454]=6;[.C454]=6;[.D45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55]=6;[.B455]=6;[.C455]=6;[.D45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456]=6;[.B456]=6;[.C456]=6;[.D45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457]=6;[.B457]=6;[.C457]=6;[.D45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458]=6;[.B458]=6;[.C458]=6;[.D45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459]=6;[.B459]=6;[.C459]=6;[.D4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460]=6;[.B460]=6;[.C460]=6;[.D46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461]=6;[.B461]=6;[.C461]=6;[.D46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462]=6;[.B462]=6;[.C462]=6;[.D46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63]=6;[.B463]=6;[.C463]=6;[.D46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464]=6;[.B464]=6;[.C464]=6;[.D46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65]=6;[.B465]=6;[.C465]=6;[.D46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466]=6;[.B466]=6;[.C466]=6;[.D46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467]=6;[.B467]=6;[.C467]=6;[.D46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468]=6;[.B468]=6;[.C468]=6;[.D46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469]=6;[.B469]=6;[.C469]=6;[.D4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470]=6;[.B470]=6;[.C470]=6;[.D47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71]=6;[.B471]=6;[.C471]=6;[.D47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472]=6;[.B472]=6;[.C472]=6;[.D47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473]=6;[.B473]=6;[.C473]=6;[.D47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74]=6;[.B474]=6;[.C474]=6;[.D47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75]=6;[.B475]=6;[.C475]=6;[.D47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76]=6;[.B476]=6;[.C476]=6;[.D47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477]=6;[.B477]=6;[.C477]=6;[.D47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78]=6;[.B478]=6;[.C478]=6;[.D47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479]=6;[.B479]=6;[.C479]=6;[.D47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80]=6;[.B480]=6;[.C480]=6;[.D48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481]=6;[.B481]=6;[.C481]=6;[.D48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482]=6;[.B482]=6;[.C482]=6;[.D48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483]=6;[.B483]=6;[.C483]=6;[.D48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484]=6;[.B484]=6;[.C484]=6;[.D48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485]=6;[.B485]=6;[.C485]=6;[.D48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486]=6;[.B486]=6;[.C486]=6;[.D48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487]=6;[.B487]=6;[.C487]=6;[.D48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488]=6;[.B488]=6;[.C488]=6;[.D48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489]=6;[.B489]=6;[.C489]=6;[.D48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490]=6;[.B490]=6;[.C490]=6;[.D49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491]=6;[.B491]=6;[.C491]=6;[.D49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492]=6;[.B492]=6;[.C492]=6;[.D49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493]=6;[.B493]=6;[.C493]=6;[.D49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494]=6;[.B494]=6;[.C494]=6;[.D49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495]=6;[.B495]=6;[.C495]=6;[.D49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496]=6;[.B496]=6;[.C496]=6;[.D49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497]=6;[.B497]=6;[.C497]=6;[.D49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498]=6;[.B498]=6;[.C498]=6;[.D49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499]=6;[.B499]=6;[.C499]=6;[.D49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500]=6;[.B500]=6;[.C500]=6;[.D50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01]=6;[.B501]=6;[.C501]=6;[.D50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502]=6;[.B502]=6;[.C502]=6;[.D50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503]=6;[.B503]=6;[.C503]=6;[.D50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504]=6;[.B504]=6;[.C504]=6;[.D50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505]=6;[.B505]=6;[.C505]=6;[.D50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506]=6;[.B506]=6;[.C506]=6;[.D50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07]=6;[.B507]=6;[.C507]=6;[.D50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508]=6;[.B508]=6;[.C508]=6;[.D50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509]=6;[.B509]=6;[.C509]=6;[.D50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10]=6;[.B510]=6;[.C510]=6;[.D51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11]=6;[.B511]=6;[.C511]=6;[.D51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512]=6;[.B512]=6;[.C512]=6;[.D51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13]=6;[.B513]=6;[.C513]=6;[.D51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514]=6;[.B514]=6;[.C514]=6;[.D51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515]=6;[.B515]=6;[.C515]=6;[.D51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516]=6;[.B516]=6;[.C516]=6;[.D51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17]=6;[.B517]=6;[.C517]=6;[.D51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518]=6;[.B518]=6;[.C518]=6;[.D51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19]=6;[.B519]=6;[.C519]=6;[.D5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520]=6;[.B520]=6;[.C520]=6;[.D52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521]=6;[.B521]=6;[.C521]=6;[.D5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522]=6;[.B522]=6;[.C522]=6;[.D5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523]=6;[.B523]=6;[.C523]=6;[.D52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524]=6;[.B524]=6;[.C524]=6;[.D52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25]=6;[.B525]=6;[.C525]=6;[.D52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526]=6;[.B526]=6;[.C526]=6;[.D52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527]=6;[.B527]=6;[.C527]=6;[.D52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528]=6;[.B528]=6;[.C528]=6;[.D5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529]=6;[.B529]=6;[.C529]=6;[.D52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530]=6;[.B530]=6;[.C530]=6;[.D53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531]=6;[.B531]=6;[.C531]=6;[.D53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32]=6;[.B532]=6;[.C532]=6;[.D53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533]=6;[.B533]=6;[.C533]=6;[.D53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534]=6;[.B534]=6;[.C534]=6;[.D53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535]=6;[.B535]=6;[.C535]=6;[.D53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36]=6;[.B536]=6;[.C536]=6;[.D53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537]=6;[.B537]=6;[.C537]=6;[.D53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538]=6;[.B538]=6;[.C538]=6;[.D53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39]=6;[.B539]=6;[.C539]=6;[.D5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540]=6;[.B540]=6;[.C540]=6;[.D54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541]=6;[.B541]=6;[.C541]=6;[.D5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542]=6;[.B542]=6;[.C542]=6;[.D54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543]=6;[.B543]=6;[.C543]=6;[.D54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44]=6;[.B544]=6;[.C544]=6;[.D54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545]=6;[.B545]=6;[.C545]=6;[.D54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546]=6;[.B546]=6;[.C546]=6;[.D54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547]=6;[.B547]=6;[.C547]=6;[.D54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48]=6;[.B548]=6;[.C548]=6;[.D54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549]=6;[.B549]=6;[.C549]=6;[.D54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550]=6;[.B550]=6;[.C550]=6;[.D55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551]=6;[.B551]=6;[.C551]=6;[.D55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552]=6;[.B552]=6;[.C552]=6;[.D55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53]=6;[.B553]=6;[.C553]=6;[.D55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54]=6;[.B554]=6;[.C554]=6;[.D55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555]=6;[.B555]=6;[.C555]=6;[.D55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556]=6;[.B556]=6;[.C556]=6;[.D55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557]=6;[.B557]=6;[.C557]=6;[.D55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558]=6;[.B558]=6;[.C558]=6;[.D55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559]=6;[.B559]=6;[.C559]=6;[.D5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560]=6;[.B560]=6;[.C560]=6;[.D56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561]=6;[.B561]=6;[.C561]=6;[.D56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562]=6;[.B562]=6;[.C562]=6;[.D56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63]=6;[.B563]=6;[.C563]=6;[.D56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564]=6;[.B564]=6;[.C564]=6;[.D56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565]=6;[.B565]=6;[.C565]=6;[.D56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566]=6;[.B566]=6;[.C566]=6;[.D5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567]=6;[.B567]=6;[.C567]=6;[.D56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568]=6;[.B568]=6;[.C568]=6;[.D56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569]=6;[.B569]=6;[.C569]=6;[.D5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570]=6;[.B570]=6;[.C570]=6;[.D57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571]=6;[.B571]=6;[.C571]=6;[.D5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572]=6;[.B572]=6;[.C572]=6;[.D57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573]=6;[.B573]=6;[.C573]=6;[.D57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74]=6;[.B574]=6;[.C574]=6;[.D57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75]=6;[.B575]=6;[.C575]=6;[.D57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76]=6;[.B576]=6;[.C576]=6;[.D57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77]=6;[.B577]=6;[.C577]=6;[.D57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78]=6;[.B578]=6;[.C578]=6;[.D57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579]=6;[.B579]=6;[.C579]=6;[.D57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80]=6;[.B580]=6;[.C580]=6;[.D58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81]=6;[.B581]=6;[.C581]=6;[.D58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582]=6;[.B582]=6;[.C582]=6;[.D58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583]=6;[.B583]=6;[.C583]=6;[.D5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584]=6;[.B584]=6;[.C584]=6;[.D58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85]=6;[.B585]=6;[.C585]=6;[.D58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586]=6;[.B586]=6;[.C586]=6;[.D58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587]=6;[.B587]=6;[.C587]=6;[.D58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588]=6;[.B588]=6;[.C588]=6;[.D58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589]=6;[.B589]=6;[.C589]=6;[.D58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590]=6;[.B590]=6;[.C590]=6;[.D59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591]=6;[.B591]=6;[.C591]=6;[.D59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592]=6;[.B592]=6;[.C592]=6;[.D59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593]=6;[.B593]=6;[.C593]=6;[.D59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594]=6;[.B594]=6;[.C594]=6;[.D59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595]=6;[.B595]=6;[.C595]=6;[.D59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596]=6;[.B596]=6;[.C596]=6;[.D59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597]=6;[.B597]=6;[.C597]=6;[.D59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598]=6;[.B598]=6;[.C598]=6;[.D59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599]=6;[.B599]=6;[.C599]=6;[.D59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600]=6;[.B600]=6;[.C600]=6;[.D60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01]=6;[.B601]=6;[.C601]=6;[.D60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02]=6;[.B602]=6;[.C602]=6;[.D60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603]=6;[.B603]=6;[.C603]=6;[.D60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04]=6;[.B604]=6;[.C604]=6;[.D60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05]=6;[.B605]=6;[.C605]=6;[.D60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06]=6;[.B606]=6;[.C606]=6;[.D60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607]=6;[.B607]=6;[.C607]=6;[.D60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608]=6;[.B608]=6;[.C608]=6;[.D60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609]=6;[.B609]=6;[.C609]=6;[.D60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10]=6;[.B610]=6;[.C610]=6;[.D61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611]=6;[.B611]=6;[.C611]=6;[.D61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12]=6;[.B612]=6;[.C612]=6;[.D61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613]=6;[.B613]=6;[.C613]=6;[.D61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614]=6;[.B614]=6;[.C614]=6;[.D61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15]=6;[.B615]=6;[.C615]=6;[.D61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16]=6;[.B616]=6;[.C616]=6;[.D61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617]=6;[.B617]=6;[.C617]=6;[.D61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18]=6;[.B618]=6;[.C618]=6;[.D61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619]=6;[.B619]=6;[.C619]=6;[.D61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20]=6;[.B620]=6;[.C620]=6;[.D62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621]=6;[.B621]=6;[.C621]=6;[.D6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22]=6;[.B622]=6;[.C622]=6;[.D6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23]=6;[.B623]=6;[.C623]=6;[.D62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24]=6;[.B624]=6;[.C624]=6;[.D62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625]=6;[.B625]=6;[.C625]=6;[.D62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626]=6;[.B626]=6;[.C626]=6;[.D62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627]=6;[.B627]=6;[.C627]=6;[.D62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628]=6;[.B628]=6;[.C628]=6;[.D6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629]=6;[.B629]=6;[.C629]=6;[.D62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30]=6;[.B630]=6;[.C630]=6;[.D63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631]=6;[.B631]=6;[.C631]=6;[.D63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32]=6;[.B632]=6;[.C632]=6;[.D63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633]=6;[.B633]=6;[.C633]=6;[.D63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634]=6;[.B634]=6;[.C634]=6;[.D63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635]=6;[.B635]=6;[.C635]=6;[.D63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36]=6;[.B636]=6;[.C636]=6;[.D63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637]=6;[.B637]=6;[.C637]=6;[.D63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38]=6;[.B638]=6;[.C638]=6;[.D63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639]=6;[.B639]=6;[.C639]=6;[.D63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640]=6;[.B640]=6;[.C640]=6;[.D64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641]=6;[.B641]=6;[.C641]=6;[.D6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642]=6;[.B642]=6;[.C642]=6;[.D64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643]=6;[.B643]=6;[.C643]=6;[.D64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644]=6;[.B644]=6;[.C644]=6;[.D64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645]=6;[.B645]=6;[.C645]=6;[.D64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646]=6;[.B646]=6;[.C646]=6;[.D64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47]=6;[.B647]=6;[.C647]=6;[.D64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48]=6;[.B648]=6;[.C648]=6;[.D64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49]=6;[.B649]=6;[.C649]=6;[.D64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650]=6;[.B650]=6;[.C650]=6;[.D65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651]=6;[.B651]=6;[.C651]=6;[.D65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652]=6;[.B652]=6;[.C652]=6;[.D65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653]=6;[.B653]=6;[.C653]=6;[.D65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654]=6;[.B654]=6;[.C654]=6;[.D65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55]=6;[.B655]=6;[.C655]=6;[.D65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656]=6;[.B656]=6;[.C656]=6;[.D65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57]=6;[.B657]=6;[.C657]=6;[.D65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658]=6;[.B658]=6;[.C658]=6;[.D65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59]=6;[.B659]=6;[.C659]=6;[.D6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660]=6;[.B660]=6;[.C660]=6;[.D66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661]=6;[.B661]=6;[.C661]=6;[.D66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662]=6;[.B662]=6;[.C662]=6;[.D66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63]=6;[.B663]=6;[.C663]=6;[.D66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664]=6;[.B664]=6;[.C664]=6;[.D66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65]=6;[.B665]=6;[.C665]=6;[.D66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666]=6;[.B666]=6;[.C666]=6;[.D6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667]=6;[.B667]=6;[.C667]=6;[.D66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668]=6;[.B668]=6;[.C668]=6;[.D66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669]=6;[.B669]=6;[.C669]=6;[.D66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70]=6;[.B670]=6;[.C670]=6;[.D67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71]=6;[.B671]=6;[.C671]=6;[.D6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672]=6;[.B672]=6;[.C672]=6;[.D67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673]=6;[.B673]=6;[.C673]=6;[.D67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674]=6;[.B674]=6;[.C674]=6;[.D67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675]=6;[.B675]=6;[.C675]=6;[.D67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676]=6;[.B676]=6;[.C676]=6;[.D67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77]=6;[.B677]=6;[.C677]=6;[.D67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78]=6;[.B678]=6;[.C678]=6;[.D67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679]=6;[.B679]=6;[.C679]=6;[.D67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680]=6;[.B680]=6;[.C680]=6;[.D68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681]=6;[.B681]=6;[.C681]=6;[.D68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82]=6;[.B682]=6;[.C682]=6;[.D68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83]=6;[.B683]=6;[.C683]=6;[.D6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684]=6;[.B684]=6;[.C684]=6;[.D68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685]=6;[.B685]=6;[.C685]=6;[.D68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86]=6;[.B686]=6;[.C686]=6;[.D68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687]=6;[.B687]=6;[.C687]=6;[.D68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688]=6;[.B688]=6;[.C688]=6;[.D68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89]=6;[.B689]=6;[.C689]=6;[.D68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90]=6;[.B690]=6;[.C690]=6;[.D69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691]=6;[.B691]=6;[.C691]=6;[.D69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692]=6;[.B692]=6;[.C692]=6;[.D69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693]=6;[.B693]=6;[.C693]=6;[.D69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694]=6;[.B694]=6;[.C694]=6;[.D69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695]=6;[.B695]=6;[.C695]=6;[.D69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696]=6;[.B696]=6;[.C696]=6;[.D69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697]=6;[.B697]=6;[.C697]=6;[.D69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698]=6;[.B698]=6;[.C698]=6;[.D69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699]=6;[.B699]=6;[.C699]=6;[.D69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00]=6;[.B700]=6;[.C700]=6;[.D70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701]=6;[.B701]=6;[.C701]=6;[.D70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702]=6;[.B702]=6;[.C702]=6;[.D70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703]=6;[.B703]=6;[.C703]=6;[.D70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704]=6;[.B704]=6;[.C704]=6;[.D70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705]=6;[.B705]=6;[.C705]=6;[.D70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706]=6;[.B706]=6;[.C706]=6;[.D70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07]=6;[.B707]=6;[.C707]=6;[.D70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708]=6;[.B708]=6;[.C708]=6;[.D70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09]=6;[.B709]=6;[.C709]=6;[.D70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710]=6;[.B710]=6;[.C710]=6;[.D71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11]=6;[.B711]=6;[.C711]=6;[.D71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12]=6;[.B712]=6;[.C712]=6;[.D71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713]=6;[.B713]=6;[.C713]=6;[.D71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714]=6;[.B714]=6;[.C714]=6;[.D71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715]=6;[.B715]=6;[.C715]=6;[.D71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16]=6;[.B716]=6;[.C716]=6;[.D71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717]=6;[.B717]=6;[.C717]=6;[.D71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718]=6;[.B718]=6;[.C718]=6;[.D71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719]=6;[.B719]=6;[.C719]=6;[.D7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720]=6;[.B720]=6;[.C720]=6;[.D72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721]=6;[.B721]=6;[.C721]=6;[.D7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22]=6;[.B722]=6;[.C722]=6;[.D7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723]=6;[.B723]=6;[.C723]=6;[.D72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24]=6;[.B724]=6;[.C724]=6;[.D72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25]=6;[.B725]=6;[.C725]=6;[.D72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726]=6;[.B726]=6;[.C726]=6;[.D72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727]=6;[.B727]=6;[.C727]=6;[.D72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28]=6;[.B728]=6;[.C728]=6;[.D72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729]=6;[.B729]=6;[.C729]=6;[.D72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730]=6;[.B730]=6;[.C730]=6;[.D73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31]=6;[.B731]=6;[.C731]=6;[.D73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32]=6;[.B732]=6;[.C732]=6;[.D73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733]=6;[.B733]=6;[.C733]=6;[.D73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34]=6;[.B734]=6;[.C734]=6;[.D73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735]=6;[.B735]=6;[.C735]=6;[.D73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736]=6;[.B736]=6;[.C736]=6;[.D73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37]=6;[.B737]=6;[.C737]=6;[.D73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738]=6;[.B738]=6;[.C738]=6;[.D73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739]=6;[.B739]=6;[.C739]=6;[.D7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740]=6;[.B740]=6;[.C740]=6;[.D74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741]=6;[.B741]=6;[.C741]=6;[.D7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42]=6;[.B742]=6;[.C742]=6;[.D74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43]=6;[.B743]=6;[.C743]=6;[.D74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744]=6;[.B744]=6;[.C744]=6;[.D74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45]=6;[.B745]=6;[.C745]=6;[.D74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746]=6;[.B746]=6;[.C746]=6;[.D74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747]=6;[.B747]=6;[.C747]=6;[.D74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48]=6;[.B748]=6;[.C748]=6;[.D74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749]=6;[.B749]=6;[.C749]=6;[.D74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750]=6;[.B750]=6;[.C750]=6;[.D75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751]=6;[.B751]=6;[.C751]=6;[.D75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752]=6;[.B752]=6;[.C752]=6;[.D75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753]=6;[.B753]=6;[.C753]=6;[.D75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754]=6;[.B754]=6;[.C754]=6;[.D75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755]=6;[.B755]=6;[.C755]=6;[.D75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756]=6;[.B756]=6;[.C756]=6;[.D75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757]=6;[.B757]=6;[.C757]=6;[.D75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58]=6;[.B758]=6;[.C758]=6;[.D75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59]=6;[.B759]=6;[.C759]=6;[.D7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760]=6;[.B760]=6;[.C760]=6;[.D76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61]=6;[.B761]=6;[.C761]=6;[.D76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762]=6;[.B762]=6;[.C762]=6;[.D76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763]=6;[.B763]=6;[.C763]=6;[.D76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64]=6;[.B764]=6;[.C764]=6;[.D76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765]=6;[.B765]=6;[.C765]=6;[.D76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766]=6;[.B766]=6;[.C766]=6;[.D7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67]=6;[.B767]=6;[.C767]=6;[.D76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768]=6;[.B768]=6;[.C768]=6;[.D76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769]=6;[.B769]=6;[.C769]=6;[.D7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770]=6;[.B770]=6;[.C770]=6;[.D77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771]=6;[.B771]=6;[.C771]=6;[.D7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72]=6;[.B772]=6;[.C772]=6;[.D77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73]=6;[.B773]=6;[.C773]=6;[.D77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774]=6;[.B774]=6;[.C774]=6;[.D77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775]=6;[.B775]=6;[.C775]=6;[.D77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776]=6;[.B776]=6;[.C776]=6;[.D77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777]=6;[.B777]=6;[.C777]=6;[.D77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778]=6;[.B778]=6;[.C778]=6;[.D77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779]=6;[.B779]=6;[.C779]=6;[.D77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780]=6;[.B780]=6;[.C780]=6;[.D78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781]=6;[.B781]=6;[.C781]=6;[.D78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782]=6;[.B782]=6;[.C782]=6;[.D78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783]=6;[.B783]=6;[.C783]=6;[.D7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784]=6;[.B784]=6;[.C784]=6;[.D78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785]=6;[.B785]=6;[.C785]=6;[.D78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786]=6;[.B786]=6;[.C786]=6;[.D78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787]=6;[.B787]=6;[.C787]=6;[.D78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788]=6;[.B788]=6;[.C788]=6;[.D78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789]=6;[.B789]=6;[.C789]=6;[.D78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790]=6;[.B790]=6;[.C790]=6;[.D79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791]=6;[.B791]=6;[.C791]=6;[.D79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792]=6;[.B792]=6;[.C792]=6;[.D79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793]=6;[.B793]=6;[.C793]=6;[.D79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794]=6;[.B794]=6;[.C794]=6;[.D79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795]=6;[.B795]=6;[.C795]=6;[.D79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796]=6;[.B796]=6;[.C796]=6;[.D79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797]=6;[.B797]=6;[.C797]=6;[.D79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798]=6;[.B798]=6;[.C798]=6;[.D79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799]=6;[.B799]=6;[.C799]=6;[.D79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800]=6;[.B800]=6;[.C800]=6;[.D80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01]=6;[.B801]=6;[.C801]=6;[.D80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02]=6;[.B802]=6;[.C802]=6;[.D80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03]=6;[.B803]=6;[.C803]=6;[.D80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804]=6;[.B804]=6;[.C804]=6;[.D80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805]=6;[.B805]=6;[.C805]=6;[.D80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806]=6;[.B806]=6;[.C806]=6;[.D80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07]=6;[.B807]=6;[.C807]=6;[.D80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808]=6;[.B808]=6;[.C808]=6;[.D80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09]=6;[.B809]=6;[.C809]=6;[.D80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810]=6;[.B810]=6;[.C810]=6;[.D81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811]=6;[.B811]=6;[.C811]=6;[.D81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12]=6;[.B812]=6;[.C812]=6;[.D81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13]=6;[.B813]=6;[.C813]=6;[.D81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814]=6;[.B814]=6;[.C814]=6;[.D81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15]=6;[.B815]=6;[.C815]=6;[.D81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816]=6;[.B816]=6;[.C816]=6;[.D81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17]=6;[.B817]=6;[.C817]=6;[.D81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818]=6;[.B818]=6;[.C818]=6;[.D81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819]=6;[.B819]=6;[.C819]=6;[.D81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20]=6;[.B820]=6;[.C820]=6;[.D82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21]=6;[.B821]=6;[.C821]=6;[.D8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822]=6;[.B822]=6;[.C822]=6;[.D8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823]=6;[.B823]=6;[.C823]=6;[.D82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24]=6;[.B824]=6;[.C824]=6;[.D82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825]=6;[.B825]=6;[.C825]=6;[.D82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26]=6;[.B826]=6;[.C826]=6;[.D82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827]=6;[.B827]=6;[.C827]=6;[.D82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828]=6;[.B828]=6;[.C828]=6;[.D8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29]=6;[.B829]=6;[.C829]=6;[.D82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830]=6;[.B830]=6;[.C830]=6;[.D83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831]=6;[.B831]=6;[.C831]=6;[.D83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32]=6;[.B832]=6;[.C832]=6;[.D83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33]=6;[.B833]=6;[.C833]=6;[.D83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834]=6;[.B834]=6;[.C834]=6;[.D83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35]=6;[.B835]=6;[.C835]=6;[.D83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836]=6;[.B836]=6;[.C836]=6;[.D83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37]=6;[.B837]=6;[.C837]=6;[.D83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838]=6;[.B838]=6;[.C838]=6;[.D83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839]=6;[.B839]=6;[.C839]=6;[.D8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840]=6;[.B840]=6;[.C840]=6;[.D84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841]=6;[.B841]=6;[.C841]=6;[.D84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842]=6;[.B842]=6;[.C842]=6;[.D84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843]=6;[.B843]=6;[.C843]=6;[.D84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844]=6;[.B844]=6;[.C844]=6;[.D84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845]=6;[.B845]=6;[.C845]=6;[.D84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846]=6;[.B846]=6;[.C846]=6;[.D84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847]=6;[.B847]=6;[.C847]=6;[.D84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848]=6;[.B848]=6;[.C848]=6;[.D84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849]=6;[.B849]=6;[.C849]=6;[.D84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50]=6;[.B850]=6;[.C850]=6;[.D85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851]=6;[.B851]=6;[.C851]=6;[.D85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52]=6;[.B852]=6;[.C852]=6;[.D85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853]=6;[.B853]=6;[.C853]=6;[.D85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54]=6;[.B854]=6;[.C854]=6;[.D85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855]=6;[.B855]=6;[.C855]=6;[.D85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56]=6;[.B856]=6;[.C856]=6;[.D85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57]=6;[.B857]=6;[.C857]=6;[.D85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858]=6;[.B858]=6;[.C858]=6;[.D85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859]=6;[.B859]=6;[.C859]=6;[.D8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60]=6;[.B860]=6;[.C860]=6;[.D86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861]=6;[.B861]=6;[.C861]=6;[.D86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62]=6;[.B862]=6;[.C862]=6;[.D86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63]=6;[.B863]=6;[.C863]=6;[.D86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864]=6;[.B864]=6;[.C864]=6;[.D86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865]=6;[.B865]=6;[.C865]=6;[.D86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866]=6;[.B866]=6;[.C866]=6;[.D8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867]=6;[.B867]=6;[.C867]=6;[.D86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868]=6;[.B868]=6;[.C868]=6;[.D86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869]=6;[.B869]=6;[.C869]=6;[.D86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70]=6;[.B870]=6;[.C870]=6;[.D87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71]=6;[.B871]=6;[.C871]=6;[.D8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872]=6;[.B872]=6;[.C872]=6;[.D87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873]=6;[.B873]=6;[.C873]=6;[.D87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874]=6;[.B874]=6;[.C874]=6;[.D87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875]=6;[.B875]=6;[.C875]=6;[.D87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876]=6;[.B876]=6;[.C876]=6;[.D87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877]=6;[.B877]=6;[.C877]=6;[.D87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878]=6;[.B878]=6;[.C878]=6;[.D87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879]=6;[.B879]=6;[.C879]=6;[.D87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880]=6;[.B880]=6;[.C880]=6;[.D88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881]=6;[.B881]=6;[.C881]=6;[.D88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882]=6;[.B882]=6;[.C882]=6;[.D88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83]=6;[.B883]=6;[.C883]=6;[.D8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884]=6;[.B884]=6;[.C884]=6;[.D88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885]=6;[.B885]=6;[.C885]=6;[.D88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886]=6;[.B886]=6;[.C886]=6;[.D88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887]=6;[.B887]=6;[.C887]=6;[.D88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888]=6;[.B888]=6;[.C888]=6;[.D88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889]=6;[.B889]=6;[.C889]=6;[.D88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890]=6;[.B890]=6;[.C890]=6;[.D89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891]=6;[.B891]=6;[.C891]=6;[.D89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92]=6;[.B892]=6;[.C892]=6;[.D89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IF(OR([.A893]=6;[.B893]=6;[.C893]=6;[.D89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894]=6;[.B894]=6;[.C894]=6;[.D89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895]=6;[.B895]=6;[.C895]=6;[.D89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896]=6;[.B896]=6;[.C896]=6;[.D89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897]=6;[.B897]=6;[.C897]=6;[.D89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898]=6;[.B898]=6;[.C898]=6;[.D89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899]=6;[.B899]=6;[.C899]=6;[.D89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IF(OR([.A900]=6;[.B900]=6;[.C900]=6;[.D90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901]=6;[.B901]=6;[.C901]=6;[.D90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902]=6;[.B902]=6;[.C902]=6;[.D90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03]=6;[.B903]=6;[.C903]=6;[.D90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904]=6;[.B904]=6;[.C904]=6;[.D90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905]=6;[.B905]=6;[.C905]=6;[.D90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06]=6;[.B906]=6;[.C906]=6;[.D90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907]=6;[.B907]=6;[.C907]=6;[.D90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908]=6;[.B908]=6;[.C908]=6;[.D90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909]=6;[.B909]=6;[.C909]=6;[.D90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910]=6;[.B910]=6;[.C910]=6;[.D91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911]=6;[.B911]=6;[.C911]=6;[.D91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12]=6;[.B912]=6;[.C912]=6;[.D91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13]=6;[.B913]=6;[.C913]=6;[.D91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14]=6;[.B914]=6;[.C914]=6;[.D91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915]=6;[.B915]=6;[.C915]=6;[.D91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16]=6;[.B916]=6;[.C916]=6;[.D91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917]=6;[.B917]=6;[.C917]=6;[.D91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18]=6;[.B918]=6;[.C918]=6;[.D91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919]=6;[.B919]=6;[.C919]=6;[.D91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920]=6;[.B920]=6;[.C920]=6;[.D92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IF(OR([.A921]=6;[.B921]=6;[.C921]=6;[.D92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22]=6;[.B922]=6;[.C922]=6;[.D92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23]=6;[.B923]=6;[.C923]=6;[.D92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24]=6;[.B924]=6;[.C924]=6;[.D92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25]=6;[.B925]=6;[.C925]=6;[.D92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926]=6;[.B926]=6;[.C926]=6;[.D92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927]=6;[.B927]=6;[.C927]=6;[.D92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928]=6;[.B928]=6;[.C928]=6;[.D92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29]=6;[.B929]=6;[.C929]=6;[.D92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930]=6;[.B930]=6;[.C930]=6;[.D93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31]=6;[.B931]=6;[.C931]=6;[.D93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932]=6;[.B932]=6;[.C932]=6;[.D93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933]=6;[.B933]=6;[.C933]=6;[.D93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34]=6;[.B934]=6;[.C934]=6;[.D93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IF(OR([.A935]=6;[.B935]=6;[.C935]=6;[.D93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36]=6;[.B936]=6;[.C936]=6;[.D93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37]=6;[.B937]=6;[.C937]=6;[.D93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38]=6;[.B938]=6;[.C938]=6;[.D93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IF(OR([.A939]=6;[.B939]=6;[.C939]=6;[.D93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40]=6;[.B940]=6;[.C940]=6;[.D94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941]=6;[.B941]=6;[.C941]=6;[.D94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942]=6;[.B942]=6;[.C942]=6;[.D942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943]=6;[.B943]=6;[.C943]=6;[.D94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944]=6;[.B944]=6;[.C944]=6;[.D94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945]=6;[.B945]=6;[.C945]=6;[.D94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946]=6;[.B946]=6;[.C946]=6;[.D94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IF(OR([.A947]=6;[.B947]=6;[.C947]=6;[.D94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948]=6;[.B948]=6;[.C948]=6;[.D94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IF(OR([.A949]=6;[.B949]=6;[.C949]=6;[.D94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950]=6;[.B950]=6;[.C950]=6;[.D95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951]=6;[.B951]=6;[.C951]=6;[.D95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IF(OR([.A952]=6;[.B952]=6;[.C952]=6;[.D95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953]=6;[.B953]=6;[.C953]=6;[.D95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954]=6;[.B954]=6;[.C954]=6;[.D95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55]=6;[.B955]=6;[.C955]=6;[.D95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IF(OR([.A956]=6;[.B956]=6;[.C956]=6;[.D95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957]=6;[.B957]=6;[.C957]=6;[.D95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IF(OR([.A958]=6;[.B958]=6;[.C958]=6;[.D95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IF(OR([.A959]=6;[.B959]=6;[.C959]=6;[.D95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960]=6;[.B960]=6;[.C960]=6;[.D96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61]=6;[.B961]=6;[.C961]=6;[.D96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62]=6;[.B962]=6;[.C962]=6;[.D96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IF(OR([.A963]=6;[.B963]=6;[.C963]=6;[.D96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964]=6;[.B964]=6;[.C964]=6;[.D964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65]=6;[.B965]=6;[.C965]=6;[.D96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IF(OR([.A966]=6;[.B966]=6;[.C966]=6;[.D96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67]=6;[.B967]=6;[.C967]=6;[.D967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IF(OR([.A968]=6;[.B968]=6;[.C968]=6;[.D96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69]=6;[.B969]=6;[.C969]=6;[.D96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970]=6;[.B970]=6;[.C970]=6;[.D970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971]=6;[.B971]=6;[.C971]=6;[.D97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972]=6;[.B972]=6;[.C972]=6;[.D97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IF(OR([.A973]=6;[.B973]=6;[.C973]=6;[.D97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74]=6;[.B974]=6;[.C974]=6;[.D97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975]=6;[.B975]=6;[.C975]=6;[.D975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IF(OR([.A976]=6;[.B976]=6;[.C976]=6;[.D97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977]=6;[.B977]=6;[.C977]=6;[.D97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78]=6;[.B978]=6;[.C978]=6;[.D97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IF(OR([.A979]=6;[.B979]=6;[.C979]=6;[.D97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IF(OR([.A980]=6;[.B980]=6;[.C980]=6;[.D98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981]=6;[.B981]=6;[.C981]=6;[.D981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IF(OR([.A982]=6;[.B982]=6;[.C982]=6;[.D98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IF(OR([.A983]=6;[.B983]=6;[.C983]=6;[.D983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IF(OR([.A984]=6;[.B984]=6;[.C984]=6;[.D98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IF(OR([.A985]=6;[.B985]=6;[.C985]=6;[.D98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IF(OR([.A986]=6;[.B986]=6;[.C986]=6;[.D986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IF(OR([.A987]=6;[.B987]=6;[.C987]=6;[.D98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IF(OR([.A988]=6;[.B988]=6;[.C988]=6;[.D988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89]=6;[.B989]=6;[.C989]=6;[.D989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IF(OR([.A990]=6;[.B990]=6;[.C990]=6;[.D99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IF(OR([.A991]=6;[.B991]=6;[.C991]=6;[.D991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992]=6;[.B992]=6;[.C992]=6;[.D992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IF(OR([.A993]=6;[.B993]=6;[.C993]=6;[.D993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IF(OR([.A994]=6;[.B994]=6;[.C994]=6;[.D994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IF(OR([.A995]=6;[.B995]=6;[.C995]=6;[.D995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IF(OR([.A996]=6;[.B996]=6;[.C996]=6;[.D996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IF(OR([.A997]=6;[.B997]=6;[.C997]=6;[.D997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IF(OR([.A998]=6;[.B998]=6;[.C998]=6;[.D998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IF(OR([.A999]=6;[.B999]=6;[.C999]=6;[.D999]=6);1;0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IF(OR([.A1000]=6;[.B1000]=6;[.C1000]=6;[.D1000]=6);1;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IF(OR([.A1001]=6;[.B1001]=6;[.C1001]=6;[.D1001]=6);1;0)" office:value-type="float" office:value="1">
            <text:p>1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07/10/2011</text:date>, <text:time>11:0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4T21:19:45.48</meta:creation-date>
    <dc:date>2011-10-07T11:03:39.50</dc:date>
    <meta:editing-duration>PT5M44S</meta:editing-duration>
    <meta:editing-cycles>2</meta:editing-cycles>
    <meta:generator>OpenOffice.org/3.3$Win32 OpenOffice.org_project/330m20$Build-9567</meta:generator>
    <meta:document-statistic meta:table-count="3" meta:cell-count="5014" meta:object-count="0"/>
  </office:meta>
</office:document-meta>
</file>